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FreeMono" svg:font-family="FreeMono" style:font-family-generic="modern" style:font-pitch="fixed"/>
    <style:font-face style:name="Ubuntu Light" svg:font-family="'Ubuntu Light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FreeMono" officeooo:rsid="00018f00" officeooo:paragraph-rsid="00018f00"/>
    </style:style>
    <style:style style:name="P2" style:family="paragraph" style:parent-style-name="Standard">
      <style:text-properties style:font-name="FreeMono" officeooo:rsid="0003d84f" officeooo:paragraph-rsid="0003d84f"/>
    </style:style>
    <style:style style:name="P3" style:family="paragraph" style:parent-style-name="Standard">
      <style:text-properties style:font-name="FreeMono" officeooo:rsid="0001d04b" officeooo:paragraph-rsid="0001d04b"/>
    </style:style>
    <style:style style:name="P4" style:family="paragraph" style:parent-style-name="Standard">
      <style:text-properties style:font-name="FreeMono" officeooo:rsid="0002fb7f" officeooo:paragraph-rsid="0002fb7f"/>
    </style:style>
    <style:style style:name="P5" style:family="paragraph" style:parent-style-name="Standard">
      <style:text-properties style:font-name="FreeMono" officeooo:rsid="0005a1d5" officeooo:paragraph-rsid="0005a1d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ython's format characters and why %r is important.</text:p>
      <text:p text:style-name="P2">Sep 8</text:p>
      <text:p text:style-name="P3">What does raw_input() do? </text:p>
      <text:p text:style-name="P4">Play Zork and Adventure</text:p>
      <text:p text:style-name="P5">What is hard coding a file?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FreeMono" svg:font-family="FreeMono" style:font-family-generic="modern" style:font-pitch="fixed"/>
    <style:font-face style:name="Ubuntu Light" svg:font-family="'Ubuntu Light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06T21:07:29.125749848</meta:creation-date>
    <dc:date>2015-09-08T07:32:47.421949355</dc:date>
    <meta:editing-duration>PT42M52S</meta:editing-duration>
    <meta:editing-cycles>7</meta:editing-cycles>
    <meta:generator>LibreOffice/4.2.8.2$Linux_X86_64 LibreOffice_project/420m0$Build-2</meta:generator>
    <meta:document-statistic meta:table-count="0" meta:image-count="0" meta:object-count="0" meta:page-count="1" meta:paragraph-count="5" meta:word-count="24" meta:character-count="133" meta:non-whitespace-character-count="112"/>
  </office:meta>
</office:document-meta>
</file>